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4" style:parent-style-name="Standard" style:family="paragraph">
      <style:paragraph-properties fo:text-align="center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justify"/>
      <style:text-properties style:font-name="Arial"/>
    </style:style>
    <style:style style:name="P7" style:parent-style-name="Standard" style:family="paragraph">
      <style:paragraph-properties fo:text-align="justify"/>
      <style:text-properties style:font-name="Arial"/>
    </style:style>
    <style:style style:name="P8" style:parent-style-name="Standard" style:family="paragraph">
      <style:paragraph-properties fo:text-align="justify"/>
      <style:text-properties style:font-name="Arial"/>
    </style:style>
    <style:style style:name="P9" style:parent-style-name="Standard" style:family="paragraph">
      <style:paragraph-properties fo:text-align="justify"/>
    </style:style>
    <style:style style:name="T10" style:parent-style-name="Domyślnaczcionkaakapitu" style:family="text">
      <style:text-properties style:font-name="Arial"/>
    </style:style>
  </office:automatic-styles>
  <office:body>
    <office:text text:use-soft-page-breaks="true">
      <text:p text:style-name="P1">Arkadiusz Grzyb</text:p>
      <text:p text:style-name="Standard">Karol Klonowski</text:p>
      <text:p text:style-name="Standard"/>
      <text:p text:style-name="P2">PODSTAWOWA SPECYFIKACJA TECHNICZNA PROJEKTU</text:p>
      <text:p text:style-name="P3">Blog</text:p>
      <text:p text:style-name="P4"><text:span text:style-name="T5">PRZEDMIOT: PROGRAMOWANIE ZAAWANSOWANIE</text:span></text:p>
      <text:p text:style-name="Standard"/>
      <text:p text:style-name="Standard"/>
      <text:p text:style-name="P6">Tematem projektu jest aplikacja internetowa Blog. Projekt Blog w C# MVC jest aplikacją webową umożliwiającą użytkownikom tworzenie, edytowanie i usuwanie postów po zalogowaniu. Aplikacja wykorzystuje architekturę Model-View-Controller (MVC) do rozdzielenia warstw danych, logiki biznesowej i interfejsu użytkownika.<text:s/></text:p>
      <text:p text:style-name="P7">Aplikacja umożliwia użytkownikom rejestrację nowego konta oraz logowanie się do istniejącego konta. Zalogowani użytkownicy mogą tworzyć nowe posty, wprowadzając tytuł, treść i inne szczegóły. Użytkownicy mają możliwość edytowania swoich istniejących postów, zmieniając tytuł, treść lub inne parametry. Użytkownicy mogą usuwać swoje posty z bloga.</text:p>
      <text:p text:style-name="P8">Aplikacja wykorzystuje mechanizmy uwierzytelniania i autoryzacji, aby zapewnić bezpieczny dostęp do funkcjonalności tylko dla zalogowanych użytkowników.<text:s/>Hasła użytkowników są przechowywane w formie zaszyfrowanej, np. za pomocą funkcji skrótu.<text:s/></text:p>
      <text:p text:style-name="P9"><text:span text:style-name="T10">Projekt został zaprojektowany z myślą o łatwej rozbudowie o dodatkowe funkcjonalności, takie jak komentarze, kategorie postów, tagi itp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arol 128683</meta:initial-creator>
    <dc:creator>karol klonowski</dc:creator>
    <meta:creation-date>2022-10-03T10:28:00Z</meta:creation-date>
    <dc:date>2024-02-18T19:44:00Z</dc:date>
    <meta:template xlink:href="Normal.dotm" xlink:type="simple"/>
    <meta:editing-cycles>1</meta:editing-cycles>
    <meta:editing-duration>PT52140S</meta:editing-duration>
    <meta:document-statistic meta:page-count="1" meta:paragraph-count="2" meta:word-count="166" meta:character-count="1166" meta:row-count="8" meta:non-whitespace-character-count="1002"/>
  </office:meta>
</office:document-meta>
</file>